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E000001E54FAA5CA9F2D9375C.png" manifest:media-type="image/png"/>
  <manifest:file-entry manifest:full-path="Pictures/10000001000002E4000001E7A7A1CC1BD22189D3.png" manifest:media-type="image/png"/>
  <manifest:file-entry manifest:full-path="Pictures/10000001000004AE000002CB5000A7F8B46D89CD.png" manifest:media-type="image/png"/>
  <manifest:file-entry manifest:full-path="Pictures/10000001000004AA0000030867CB9A6FE10BC4A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0cm" svg:y="0.101cm" svg:width="17cm" svg:height="11.232cm" draw:z-index="0"><draw:image xlink:href="Pictures/10000001000002DE000001E54FAA5CA9F2D9375C.png" xlink:type="simple" xlink:show="embed" xlink:actuate="onLoad" draw:mime-type="image/png"/></draw:frame></text:p>
      <text:p text:style-name="Standard"><draw:frame draw:style-name="fr2" draw:name="Imagen2" text:anchor-type="char" svg:x="0cm" svg:y="0.032cm" svg:width="17cm" svg:height="11.188cm" draw:z-index="1"><draw:image xlink:href="Pictures/10000001000002E4000001E7A7A1CC1BD22189D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n3" text:anchor-type="char" svg:x="0cm" svg:y="0.259cm" svg:width="17cm" svg:height="10.146cm" draw:z-index="2"><draw:image xlink:href="Pictures/10000001000004AE000002CB5000A7F8B46D89CD.png" xlink:type="simple" xlink:show="embed" xlink:actuate="onLoad" draw:mime-type="image/png"/></draw:frame><text:soft-page-break/></text:p>
      <text:p text:style-name="Standard"/>
      <text:p text:style-name="Standard"><draw:frame draw:style-name="fr1" draw:name="Imagen4" text:anchor-type="char" svg:width="17cm" svg:height="11.047cm" draw:z-index="3"><draw:image xlink:href="Pictures/10000001000004AA0000030867CB9A6FE10BC4AD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08T09:21:08.976000000</meta:creation-date>
    <dc:date>2025-04-08T09:25:00.613000000</dc:date>
    <meta:editing-duration>PT3M53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7.3.2.2$Windows_X86_64 LibreOffice_project/49f2b1bff42cfccbd8f788c8dc32c1c309559be0</meta:generator>
  </office:meta>
</office:document-meta>
</file>